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2.524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3.625cm" svg:y="2.43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3.62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4.927cm" svg:y="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4.928cm" svg:y="6.0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6.328cm" svg:y="3.83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6.329cm" svg:y="4.93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75cm" svg:y1="3.943cm" svg:x2="3.736cm" svg:y2="3.084cm" draw:start-shape="id1" draw:start-glue-point="11" draw:end-shape="id2" draw:end-glue-point="7" svg:d="M3175 3943l561-859" svg:viewBox="0 0 562 860">
          <text:p/>
        </draw:connector>
        <draw:connector draw:style-name="gr3" draw:text-style-name="P2" draw:layer="layout" draw:type="line" svg:x1="3.175cm" svg:y1="4.483cm" svg:x2="3.737cm" svg:y2="5.345cm" draw:start-shape="id1" draw:start-glue-point="9" draw:end-shape="id3" draw:end-glue-point="5" svg:d="M3175 4483l562 862" svg:viewBox="0 0 563 863">
          <text:p/>
        </draw:connector>
        <draw:connector draw:style-name="gr3" draw:text-style-name="P2" draw:layer="layout" draw:type="line" svg:x1="4.277cm" svg:y1="5.345cm" svg:x2="4.927cm" svg:y2="4.816cm" draw:start-shape="id3" draw:start-glue-point="11" draw:end-shape="id4" draw:end-glue-point="6" svg:d="M4277 5345l650-529" svg:viewBox="0 0 651 530">
          <text:p/>
        </draw:connector>
        <draw:connector draw:style-name="gr3" draw:text-style-name="P2" draw:layer="layout" draw:type="line" svg:x1="4.277cm" svg:y1="5.885cm" svg:x2="4.928cm" svg:y2="6.417cm" draw:start-shape="id3" draw:start-glue-point="9" draw:end-shape="id5" draw:end-glue-point="6" svg:d="M4277 5885l651 532" svg:viewBox="0 0 652 533">
          <text:p/>
        </draw:connector>
        <draw:connector draw:style-name="gr3" draw:text-style-name="P2" draw:layer="layout" draw:type="line" svg:x1="5.578cm" svg:y1="4.546cm" svg:x2="6.328cm" svg:y2="4.217cm" draw:start-shape="id4" draw:start-glue-point="11" draw:end-shape="id6" draw:end-glue-point="6" svg:d="M5578 4546l750-329" svg:viewBox="0 0 751 330">
          <text:p/>
        </draw:connector>
        <draw:connector draw:style-name="gr3" draw:text-style-name="P2" draw:layer="layout" draw:type="line" svg:x1="5.578cm" svg:y1="5.086cm" svg:x2="6.329cm" svg:y2="5.318cm" draw:start-shape="id4" draw:start-glue-point="9" draw:end-shape="id7" draw:end-glue-point="6" svg:d="M5578 5086l751 232" svg:viewBox="0 0 752 233">
          <text:p/>
        </draw:connector>
        <draw:custom-shape draw:style-name="gr1" draw:text-style-name="P1" xml:id="id8" draw:id="id8" draw:layer="layout" svg:width="0.762cm" svg:height="0.762cm" svg:x="8.425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62cm" svg:height="0.762cm" svg:x="9.526cm" svg:y="2.4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762cm" svg:height="0.762cm" svg:x="9.52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762cm" svg:height="0.762cm" svg:x="10.828cm" svg:y="4.4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762cm" svg:height="0.762cm" svg:x="10.82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762cm" svg:height="0.762cm" svg:x="12.229cm" svg:y="5.43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762cm" svg:height="0.762cm" svg:x="12.23cm" svg:y="6.53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076cm" svg:y1="3.944cm" svg:x2="9.637cm" svg:y2="3.085cm" draw:start-shape="id8" draw:start-glue-point="11" draw:end-shape="id9" draw:end-glue-point="7" svg:d="M9076 3944l561-859" svg:viewBox="0 0 562 860">
          <text:p/>
        </draw:connector>
        <draw:connector draw:style-name="gr3" draw:text-style-name="P2" draw:layer="layout" draw:type="line" svg:x1="9.076cm" svg:y1="4.484cm" svg:x2="9.638cm" svg:y2="5.346cm" draw:start-shape="id8" draw:start-glue-point="9" draw:end-shape="id10" draw:end-glue-point="5" svg:d="M9076 4484l562 862" svg:viewBox="0 0 563 863">
          <text:p/>
        </draw:connector>
        <draw:connector draw:style-name="gr3" draw:text-style-name="P2" draw:layer="layout" draw:type="line" svg:x1="10.178cm" svg:y1="5.346cm" svg:x2="10.828cm" svg:y2="4.817cm" draw:start-shape="id10" draw:start-glue-point="11" draw:end-shape="id11" draw:end-glue-point="6" svg:d="M10178 5346l650-529" svg:viewBox="0 0 651 530">
          <text:p/>
        </draw:connector>
        <draw:connector draw:style-name="gr3" draw:text-style-name="P2" draw:layer="layout" draw:type="line" svg:x1="10.178cm" svg:y1="5.886cm" svg:x2="10.829cm" svg:y2="6.418cm" draw:start-shape="id10" draw:start-glue-point="9" draw:end-shape="id12" draw:end-glue-point="6" svg:d="M10178 5886l651 532" svg:viewBox="0 0 652 533">
          <text:p/>
        </draw:connector>
        <draw:connector draw:style-name="gr3" draw:text-style-name="P2" draw:layer="layout" draw:type="line" svg:x1="11.479cm" svg:y1="6.147cm" svg:x2="12.229cm" svg:y2="5.818cm" draw:end-shape="id13" draw:end-glue-point="6" svg:d="M11479 6147l750-329" svg:viewBox="0 0 751 330">
          <text:p/>
        </draw:connector>
        <draw:connector draw:style-name="gr3" draw:text-style-name="P2" draw:layer="layout" draw:type="line" svg:x1="11.479cm" svg:y1="6.687cm" svg:x2="12.23cm" svg:y2="6.919cm" draw:end-shape="id14" draw:end-glue-point="6" svg:d="M11479 6687l751 232" svg:viewBox="0 0 752 233">
          <text:p/>
        </draw:connector>
        <draw:custom-shape draw:style-name="gr1" draw:text-style-name="P1" xml:id="id15" draw:id="id15" draw:layer="layout" svg:width="0.762cm" svg:height="0.762cm" svg:x="14.625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762cm" svg:height="0.762cm" svg:x="15.726cm" svg:y="2.4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762cm" svg:height="0.762cm" svg:x="15.72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762cm" svg:height="0.762cm" svg:x="17.028cm" svg:y="4.4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762cm" svg:height="0.762cm" svg:x="17.02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762cm" svg:height="0.762cm" svg:x="18.429cm" svg:y="5.43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762cm" svg:height="0.762cm" svg:x="18.43cm" svg:y="6.53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276cm" svg:y1="3.944cm" svg:x2="15.837cm" svg:y2="3.085cm" draw:start-shape="id15" draw:start-glue-point="11" draw:end-shape="id16" draw:end-glue-point="7" svg:d="M15276 3944l561-859" svg:viewBox="0 0 562 860">
          <text:p/>
        </draw:connector>
        <draw:connector draw:style-name="gr3" draw:text-style-name="P2" draw:layer="layout" draw:type="line" svg:x1="15.276cm" svg:y1="4.484cm" svg:x2="15.838cm" svg:y2="5.346cm" draw:start-shape="id15" draw:start-glue-point="9" draw:end-shape="id17" draw:end-glue-point="5" svg:d="M15276 4484l562 862" svg:viewBox="0 0 563 863">
          <text:p/>
        </draw:connector>
        <draw:connector draw:style-name="gr3" draw:text-style-name="P2" draw:layer="layout" draw:type="line" svg:x1="16.378cm" svg:y1="5.346cm" svg:x2="17.028cm" svg:y2="4.817cm" draw:start-shape="id17" draw:start-glue-point="11" draw:end-shape="id18" draw:end-glue-point="6" svg:d="M16378 5346l650-529" svg:viewBox="0 0 651 530">
          <text:p/>
        </draw:connector>
        <draw:connector draw:style-name="gr3" draw:text-style-name="P2" draw:layer="layout" draw:type="line" svg:x1="16.378cm" svg:y1="5.886cm" svg:x2="17.029cm" svg:y2="6.418cm" draw:start-shape="id17" draw:start-glue-point="9" draw:end-shape="id19" draw:end-glue-point="6" svg:d="M16378 5886l651 532" svg:viewBox="0 0 652 533">
          <text:p/>
        </draw:connector>
        <draw:connector draw:style-name="gr3" draw:text-style-name="P2" draw:layer="layout" draw:type="line" svg:x1="17.679cm" svg:y1="6.147cm" svg:x2="18.429cm" svg:y2="5.818cm" draw:end-shape="id20" draw:end-glue-point="6" svg:d="M17679 6147l750-329" svg:viewBox="0 0 751 330">
          <text:p/>
        </draw:connector>
        <draw:connector draw:style-name="gr3" draw:text-style-name="P2" draw:layer="layout" draw:type="line" svg:x1="17.679cm" svg:y1="6.687cm" svg:x2="18.43cm" svg:y2="6.919cm" draw:end-shape="id21" draw:end-glue-point="6" svg:d="M17679 6687l751 232" svg:viewBox="0 0 752 233">
          <text:p/>
        </draw:connector>
        <draw:frame draw:style-name="gr4" draw:text-style-name="P3" draw:layer="layout" svg:width="0.853cm" svg:height="0.962cm" svg:x="2.578cm" svg:y="2.832cm">
          <draw:text-box>
            <text:p>0</text:p>
          </draw:text-box>
        </draw:frame>
        <draw:frame draw:style-name="gr4" draw:text-style-name="P3" draw:layer="layout" svg:width="0.853cm" svg:height="0.962cm" svg:x="2.579cm" svg:y="4.832cm">
          <draw:text-box>
            <text:p>1</text:p>
          </draw:text-box>
        </draw:frame>
        <draw:frame draw:style-name="gr4" draw:text-style-name="P3" draw:layer="layout" svg:width="0.853cm" svg:height="0.962cm" svg:x="2.579cm" svg:y="2.832cm">
          <draw:text-box>
            <text:p>0</text:p>
          </draw:text-box>
        </draw:frame>
        <draw:frame draw:style-name="gr4" draw:text-style-name="P3" draw:layer="layout" svg:width="0.853cm" svg:height="0.962cm" svg:x="3.879cm" svg:y="4.132cm">
          <draw:text-box>
            <text:p>0</text:p>
          </draw:text-box>
        </draw:frame>
        <draw:frame draw:style-name="gr4" draw:text-style-name="P3" draw:layer="layout" svg:width="0.853cm" svg:height="0.962cm" svg:x="3.979cm" svg:y="6.032cm">
          <draw:text-box>
            <text:p>1</text:p>
          </draw:text-box>
        </draw:frame>
        <draw:frame draw:style-name="gr4" draw:text-style-name="P3" draw:layer="layout" svg:width="0.853cm" svg:height="0.962cm" svg:x="5.28cm" svg:y="3.332cm">
          <draw:text-box>
            <text:p>0</text:p>
          </draw:text-box>
        </draw:frame>
        <draw:frame draw:style-name="gr4" draw:text-style-name="P3" draw:layer="layout" svg:width="0.853cm" svg:height="0.962cm" svg:x="5.48cm" svg:y="5.232cm">
          <draw:text-box>
            <text:p>1</text:p>
          </draw:text-box>
        </draw:frame>
        <draw:frame draw:style-name="gr4" draw:text-style-name="P3" draw:layer="layout" svg:width="0.853cm" svg:height="0.962cm" svg:x="8.58cm" svg:y="2.732cm">
          <draw:text-box>
            <text:p>0</text:p>
          </draw:text-box>
        </draw:frame>
        <draw:frame draw:style-name="gr4" draw:text-style-name="P3" draw:layer="layout" svg:width="0.853cm" svg:height="0.962cm" svg:x="8.58cm" svg:y="4.832cm">
          <draw:text-box>
            <text:p>1</text:p>
          </draw:text-box>
        </draw:frame>
        <draw:frame draw:style-name="gr4" draw:text-style-name="P3" draw:layer="layout" svg:width="0.853cm" svg:height="0.962cm" svg:x="9.78cm" svg:y="4.232cm">
          <draw:text-box>
            <text:p>0</text:p>
          </draw:text-box>
        </draw:frame>
        <draw:frame draw:style-name="gr4" draw:text-style-name="P3" draw:layer="layout" svg:width="0.853cm" svg:height="0.962cm" svg:x="9.88cm" svg:y="6.032cm">
          <draw:text-box>
            <text:p>1</text:p>
          </draw:text-box>
        </draw:frame>
        <draw:frame draw:style-name="gr4" draw:text-style-name="P3" draw:layer="layout" svg:width="0.853cm" svg:height="0.962cm" svg:x="11.281cm" svg:y="5.132cm">
          <draw:text-box>
            <text:p>0</text:p>
          </draw:text-box>
        </draw:frame>
        <draw:frame draw:style-name="gr4" draw:text-style-name="P3" draw:layer="layout" svg:width="0.853cm" svg:height="0.962cm" svg:x="11.281cm" svg:y="6.832cm">
          <draw:text-box>
            <text:p>1</text:p>
          </draw:text-box>
        </draw:frame>
        <draw:frame draw:style-name="gr4" draw:text-style-name="P3" draw:layer="layout" svg:width="0.853cm" svg:height="0.962cm" svg:x="14.681cm" svg:y="2.732cm">
          <draw:text-box>
            <text:p>0</text:p>
          </draw:text-box>
        </draw:frame>
        <draw:frame draw:style-name="gr4" draw:text-style-name="P3" draw:layer="layout" svg:width="0.853cm" svg:height="0.962cm" svg:x="14.781cm" svg:y="4.732cm">
          <draw:text-box>
            <text:p>1</text:p>
          </draw:text-box>
        </draw:frame>
        <draw:frame draw:style-name="gr4" draw:text-style-name="P3" draw:layer="layout" svg:width="0.853cm" svg:height="0.962cm" svg:x="16.081cm" svg:y="6.032cm">
          <draw:text-box>
            <text:p>1</text:p>
          </draw:text-box>
        </draw:frame>
        <draw:frame draw:style-name="gr4" draw:text-style-name="P3" draw:layer="layout" svg:width="0.853cm" svg:height="0.962cm" svg:x="17.581cm" svg:y="6.732cm">
          <draw:text-box>
            <text:p>1</text:p>
          </draw:text-box>
        </draw:frame>
        <draw:frame draw:style-name="gr4" draw:text-style-name="P3" draw:layer="layout" svg:width="0.853cm" svg:height="0.962cm" svg:x="17.382cm" svg:y="5.132cm">
          <draw:text-box>
            <text:p>0</text:p>
          </draw:text-box>
        </draw:frame>
        <draw:frame draw:style-name="gr4" draw:text-style-name="P3" draw:layer="layout" svg:width="0.853cm" svg:height="0.962cm" svg:x="15.981cm" svg:y="4.232cm">
          <draw:text-box>
            <text:p>0</text:p>
          </draw:text-box>
        </draw:frame>
        <draw:frame draw:style-name="gr4" draw:text-style-name="P3" draw:layer="layout" svg:width="3.283cm" svg:height="0.962cm" svg:x="3.159cm" svg:y="7.793cm">
          <draw:text-box>
            <text:p>1.piemērs</text:p>
          </draw:text-box>
        </draw:frame>
        <draw:frame draw:style-name="gr4" draw:text-style-name="P3" draw:layer="layout" svg:width="3.283cm" svg:height="0.962cm" svg:x="9.36cm" svg:y="7.793cm">
          <draw:text-box>
            <text:p>2.piemērs</text:p>
          </draw:text-box>
        </draw:frame>
        <draw:frame draw:style-name="gr4" draw:text-style-name="P3" draw:layer="layout" svg:width="3.283cm" svg:height="0.962cm" svg:x="15.26cm" svg:y="7.793cm">
          <draw:text-box>
            <text:p>3.piemē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1:52:00.783835815</meta:creation-date>
    <dc:date>2019-10-29T12:27:09.484170997</dc:date>
    <meta:editing-duration>PT12M18S</meta:editing-duration>
    <meta:editing-cycles>1</meta:editing-cycles>
    <meta:document-statistic meta:object-count="61"/>
    <meta:generator>LibreOffice/6.0.7.3$Linux_X86_64 LibreOffice_project/00m0$Build-3</meta:generator>
  </office:meta>
</office:document-meta>
</file>